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.ModelAndView( @ Nullable String viewName , @ Nullable Map &lt; String , ? &gt; model , @ Nullable HttpStatusCode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ndView.getView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addAllObjects( @ Nullable Map &lt; String , ? &gt; model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View view , @ Nullable Map &lt; String , ? &gt;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.has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is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wasClea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View view , String modelName , Object model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setStatus( @ Nullable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getModel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.setViewName( @ Nullable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addObject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String viewName ,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ModelAndView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addObject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AndView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String viewName , String modelName , Object model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.setView( @ Nullable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ModelAndView( String viewName , @ Nullable Map &lt; String , ? &gt;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.getModel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get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format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